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1fd421" officeooo:paragraph-rsid="001fd42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239db4" officeooo:paragraph-rsid="00239db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2pt" officeooo:rsid="002534c0" officeooo:paragraph-rsid="002534c0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239db4" officeooo:paragraph-rsid="00239db4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239db4" officeooo:paragraph-rsid="00239db4" style:font-size-asian="12pt" style:font-size-complex="12pt"/>
    </style:style>
    <style:style style:name="T1" style:family="text">
      <style:text-properties fo:color="#212529" loext:opacity="100%" fo:font-size="12pt" style:font-size-asian="12pt" style:font-name-complex="Calibri1" style:font-size-complex="12pt"/>
    </style:style>
    <style:style style:name="T2" style:family="text">
      <style:text-properties fo:color="#212529" loext:opacity="100%" fo:font-size="12pt" officeooo:rsid="00239db4" style:font-size-asian="12pt" style:font-name-complex="Calibri1" style:font-size-complex="12pt"/>
    </style:style>
    <style:style style:name="T3" style:family="text">
      <style:text-properties officeooo:rsid="00239db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48">
            <text:p text:style-name="P5">48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9">Backend Candidate PDF Matching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1">Nutzer*innen </text:span><text:span text:style-name="T2">die keine Kandidat*innen sind sollen eine einzige PDF für eine Kandidat*in hochladen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2987892469" text:style-name="WWNum1">
              <text:list-item>
                <text:p text:style-name="P10">Für jede Kandidat*in kann genau ein PDF Dokument im Backend hochgeladen werden</text:p>
              </text:list-item>
              <text:list-item>
                <text:p text:style-name="P10">Nutzer*innen können die jeweilige Datei für eine Kandidat*in anfragen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6"><text:span text:style-name="T3">5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3">in</text:span>:</text:p>
            <text:p text:style-name="P3"/>
          </table:table-cell>
          <table:table-cell table:style-name="Tabelle1.A2" office:value-type="string">
            <text:p text:style-name="P6"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7">7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4">
            <text:p text:style-name="P7">4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7">1.2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8">Bei dieser US handelt es sich um eine kleine Modifikation der File Component im Backend um die Candidate Zuordnung zu ermöglich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4T16:49:56.329000000</dc:date>
    <meta:editing-duration>PT10M28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1" meta:word-count="88" meta:character-count="620" meta:non-whitespace-character-count="5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